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In this section, we show the governing equations for a model of intravenous fluid flow in ice, adapted from \cite{rempel}. Similar to the model of regelation described above, vein flow requires the presence of liquid water in the ice matrix. Like other polycrystalline materials, liquid flow in ice moves towards regions that are colder and less saline. At the base of a glacier or an ice sheet, this most often corresponds to bulk flow away from the bed, which is relatively warm and salty compared to the ice above it. </text:p>
      <text:p text:style-name="Normal"><text:line-break/>Let $T$ continue to denote the temperature field within an ice mass, and let $c$ denote the solute concentration. The vein network has a permeability $k$, which scales with the liquid fraction $\phi$ by:</text:p>
      <text:p text:style-name="Normal">\begin{equation}</text:p>
      <text:p text:style-name="Normal"><text:tab/>k = k_0 \left(\frac{\phi}{\phi_0}\right)^2,</text:p>
      <text:p text:style-name="Normal">\end{equation}</text:p>
      <text:p text:style-name="Normal">for characteristic values of permeability and liquid fraction $k_0$ and $\phi_0$, respectively \cite{nye and frank}. As shown by \cite{rempel}, we can describe bulk flow using Darcy transport, with the flux $q$ given by:</text:p>
      <text:p text:style-name="Normal">\begin{equation}\label{eq:flux}</text:p>
      <text:p text:style-name="Normal"><text:tab/>q = -\frac{\rho_w L k_0}{\mu T_m \phi_0^2}\phi^2 (\nabla T + \Gamma\nabla c},</text:p>
      <text:p text:style-name="Normal">\end{equation}</text:p>
      <text:p text:style-name="Normal">where $\Gamma\appx 1.9\times 10^{-3}$ m$^3$ K mol$^{-1}$ is the slope of the liquidus and all other parameters are as defined previously. From (\ref{eq:flux}), we can see that the intravenous flux will move against a temperature gradient and away from solutes. </text:p>
      <text:p text:style-name="Normal"/>
      <text:p text:style-name="Normal">The flux also depends strongly on the volume fraction of liquid within the vein network. The pressure difference between solid and liquid phases depends on the surface energy $\gamma$ and curvature of vein walls $R_v$. Where the radius of curvature is large, the difference in equilibrium pressure between phases will decrease, such that the volume fraction of liquid will also decrease. Continuing to follow the derivation in \cite{rempel}, $\phi$ can be expressed as:</text:p>
      <text:p text:style-name="Normal">\begin{equation}</text:p>
      <text:p text:style-name="Normal"><text:tab/>\phi = \frac{\phi_0\gamma^2}{\R_{v0}^2}\left[\frac{\rho_w L}{T_m}(T_m - T - \Gamma c) + (\rho_w - \rho_i)gz \right]^{-2},</text:p>
      <text:p text:style-name="Normal">\end{equation}</text:p>
      <text:p text:style-name="Normal">where $R_{v0}$ is a characteristic value of vein radius and we have assumed that ice pressure is hydrostatic.</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